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Tag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rank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4/01/2016</text:date>, <text:time>09:2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9:19:26.36</meta:creation-date>
    <dc:date>2016-04-01T09:21:25.65</dc:date>
    <meta:editing-duration>PT2M4S</meta:editing-duration>
    <meta:editing-cycles>1</meta:editing-cycles>
    <meta:document-statistic meta:table-count="3" meta:cell-count="10" meta:object-count="0"/>
    <meta:generator>OpenOffice/4.1.1$Win32 OpenOffice.org_project/411m6$Build-9775</meta:generator>
  </office:meta>
</office:document-meta>
</file>